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122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15cm" fo:min-width="2.122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15cm" fo:min-width="2.1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6cm" fo:min-width="2.06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61cm" fo:min-width="2.065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96cm" fo:min-width="2.064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961cm" fo:min-width="2.06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6cm" fo:min-width="2.06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20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3.065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61cm" fo:min-width="2.06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6cm" fo:min-width="2.064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5cm" fo:min-width="2.122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15cm" fo:min-width="2.122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961cm" fo:min-width="2.065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96cm" fo:min-width="2.06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308cm" svg:height="1.4cm" svg:x="1.892cm" svg:y="3.9cm">
            <text:p text:style-name="P1"><text:span text:style-name="T3"/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2" draw:layer="layout" svg:width="4.308cm" svg:height="1.4cm" svg:x="1.819cm" svg:y="3.5cm">
            <text:p text:style-name="P2"><text:span text:style-name="T3"/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2" xml:id="id1" draw:id="id1" draw:layer="layout" svg:width="4.308cm" svg:height="1.4cm" svg:x="1.6cm" svg:y="3.1cm">
            <text:p text:style-name="P2"><text:span text:style-name="T1">Исходные каталоги </text:span><text:span text:style-name="T1"><text:line-break/></text:span><text:span text:style-name="T1">с файлами на отправку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custom-shape draw:style-name="gr4" draw:text-style-name="P3" xml:id="id2" draw:id="id2" draw:layer="layout" svg:width="3.7cm" svg:height="1.2cm" svg:x="9.1cm" svg:y="3.2cm">
          <text:p text:style-name="P1"><text:span text:style-name="T1">Формирование писем </text:span><text:span text:style-name="T1"><text:line-break/></text:span><text:span text:style-name="T1">с файлами-вложениям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5.47cm" svg:y1="3.8cm" svg:x2="9.1cm" svg:y2="3.8cm" draw:start-shape="id1" draw:start-glue-point="9" draw:end-shape="id2" draw:end-glue-point="5" svg:d="M5470 3800h3630" svg:viewBox="0 0 3631 1">
          <text:p/>
        </draw:connector>
        <draw:frame draw:style-name="gr6" draw:text-style-name="P5" draw:layer="layout" svg:width="2.657cm" svg:height="0.645cm" svg:x="9.538cm" svg:y="2.5cm">
          <draw:text-box>
            <text:p text:style-name="P2"><text:span text:style-name="T2">./svkcompose</text:span></text:p>
          </draw:text-box>
        </draw:frame>
        <draw:custom-shape draw:style-name="gr7" draw:text-style-name="P1" draw:layer="layout" svg:width="4.214cm" svg:height="1.209cm" svg:x="17.586cm" svg:y="3.891cm">
          <text:p text:style-name="P1"/>
          <text:p text:style-name="P1"/>
          <text:p text:style-name="P1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8" draw:text-style-name="P2" draw:layer="layout" svg:width="4.215cm" svg:height="1.21cm" svg:x="17.514cm" svg:y="3.545cm">
          <text:p text:style-name="P2"/>
          <text:p text:style-name="P2"><text:s/></text:p>
          <text:p text:style-name="P2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9" draw:text-style-name="P2" xml:id="id3" draw:id="id3" draw:layer="layout" svg:width="4.214cm" svg:height="1.209cm" svg:x="17.3cm" svg:y="3.2cm">
          <text:p text:style-name="P2"><text:span text:style-name="T4">Maildir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5" draw:text-style-name="P4" draw:layer="layout" svg:x1="12.8cm" svg:y1="3.8cm" svg:x2="17.721cm" svg:y2="3.805cm" draw:start-shape="id2" draw:start-glue-point="7" draw:end-shape="id3" draw:end-glue-point="6" svg:d="M12800 3800h2251v5h2670" svg:viewBox="0 0 4922 6">
          <text:p/>
        </draw:connector>
        <draw:frame draw:style-name="gr6" draw:text-style-name="P5" draw:layer="layout" svg:width="4.32cm" svg:height="0.963cm" svg:x="17.922cm" svg:y="2.3cm">
          <draw:text-box>
            <text:p text:style-name="P1"><text:span text:style-name="T5">Каталоги подготовленных</text:span><text:span text:style-name="T5"><text:line-break/></text:span><text:span text:style-name="T5">к отправке файлов писем</text:span></text:p>
          </draw:text-box>
        </draw:frame>
        <draw:frame draw:style-name="gr6" draw:text-style-name="P5" draw:layer="layout" svg:width="4.092cm" svg:height="0.569cm" svg:x="13.1cm" svg:y="3.2cm">
          <draw:text-box>
            <text:p text:style-name="P1"><text:span text:style-name="T1">Формирование в maildir/cur</text:span></text:p>
          </draw:text-box>
        </draw:frame>
        <draw:custom-shape draw:style-name="gr4" draw:text-style-name="P3" xml:id="id4" draw:id="id4" draw:layer="layout" svg:width="3.7cm" svg:height="1.2cm" svg:x="24.2cm" svg:y="3.2cm">
          <text:p text:style-name="P1"><text:span text:style-name="T1">Отправка писем</text:span><text:span text:style-name="T1"><text:line-break/></text:span><text:span text:style-name="T1">(Telnet+SMT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21.085cm" svg:y1="3.805cm" svg:x2="24.2cm" svg:y2="3.8cm" draw:start-shape="id3" draw:start-glue-point="9" draw:end-shape="id4" draw:end-glue-point="5" svg:d="M21085 3805h1773v-5h1342" svg:viewBox="0 0 3116 6">
          <text:p/>
        </draw:connector>
        <draw:custom-shape draw:style-name="gr7" draw:text-style-name="P1" draw:layer="layout" svg:width="4.214cm" svg:height="1.209cm" svg:x="23.886cm" svg:y="9.691cm">
          <text:p text:style-name="P1"/>
          <text:p text:style-name="P1"/>
          <text:p text:style-name="P1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4.215cm" svg:height="1.21cm" svg:x="23.814cm" svg:y="9.345cm">
          <text:p text:style-name="P2"/>
          <text:p text:style-name="P2"><text:s/></text:p>
          <text:p text:style-name="P2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1" draw:text-style-name="P2" xml:id="id6" draw:id="id6" draw:layer="layout" svg:width="4.214cm" svg:height="1.209cm" svg:x="23.6cm" svg:y="9cm">
          <text:p text:style-name="P2"><text:span text:style-name="T4">Maildir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frame draw:style-name="gr6" draw:text-style-name="P5" draw:layer="layout" svg:width="4.033cm" svg:height="0.963cm" svg:x="23.9cm" svg:y="10.9cm">
          <draw:text-box>
            <text:p text:style-name="P1"><text:span text:style-name="T5">Каталоги отправленных</text:span><text:span text:style-name="T5"><text:line-break/></text:span><text:span text:style-name="T5">писем</text:span></text:p>
          </draw:text-box>
        </draw:frame>
        <draw:custom-shape draw:style-name="gr12" draw:text-style-name="P1" xml:id="id5" draw:id="id5" draw:layer="layout" svg:width="3.7cm" svg:height="1.6cm" svg:x="11.9cm" svg:y="6.6cm">
          <text:p text:style-name="P1">СВК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26.05cm" svg:y1="4.4cm" svg:x2="15.6cm" svg:y2="7.4cm" draw:start-shape="id4" draw:start-glue-point="6" draw:end-shape="id5" draw:end-glue-point="8" svg:d="M26050 4400v3000h-10450" svg:viewBox="0 0 10451 3001">
          <text:p/>
        </draw:connector>
        <draw:connector draw:style-name="gr5" draw:text-style-name="P4" draw:layer="layout" svg:x1="27.9cm" svg:y1="3.8cm" svg:x2="27.385cm" svg:y2="9.605cm" draw:start-shape="id4" draw:start-glue-point="7" draw:end-shape="id6" draw:end-glue-point="9" svg:d="M27900 3800h502v5805h-1017" svg:viewBox="0 0 1018 5806">
          <text:p/>
        </draw:connector>
        <draw:frame draw:style-name="gr6" draw:text-style-name="P5" draw:layer="layout" svg:width="1.865cm" svg:height="0.887cm" svg:x="26.635cm" svg:y="5.513cm">
          <draw:text-box>
            <text:p text:style-name="P1"><text:span text:style-name="T1">Перенос в</text:span><text:span text:style-name="T1"><text:line-break/></text:span><text:span text:style-name="T1">maildir/cur</text:span></text:p>
          </draw:text-box>
        </draw:frame>
        <draw:custom-shape draw:style-name="gr4" draw:text-style-name="P3" xml:id="id7" draw:id="id7" draw:layer="layout" svg:width="3.7cm" svg:height="1.2cm" svg:x="2.1cm" svg:y="6.8cm">
          <text:p text:style-name="P1"><text:span text:style-name="T1">Прием писем</text:span><text:span text:style-name="T1"><text:line-break/></text:span><text:span text:style-name="T1">Telnet+POP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1.9cm" svg:y1="7.4cm" svg:x2="5.8cm" svg:y2="7.4cm" draw:start-shape="id5" draw:start-glue-point="6" draw:end-shape="id7" draw:end-glue-point="7" svg:d="M11900 7400h-6100" svg:viewBox="0 0 6101 1">
          <text:p/>
        </draw:connector>
        <draw:frame draw:style-name="gr6" draw:text-style-name="P5" draw:layer="layout" svg:width="1.891cm" svg:height="0.887cm" svg:x="2.2cm" svg:y="8.3cm">
          <draw:text-box>
            <text:p text:style-name="P1"><text:span text:style-name="T1">Прием в</text:span></text:p>
            <text:p text:style-name="P1"><text:span text:style-name="T1">maildir/tmp</text:span></text:p>
          </draw:text-box>
        </draw:frame>
        <draw:custom-shape draw:style-name="gr13" draw:text-style-name="P3" xml:id="id8" draw:id="id8" draw:layer="layout" svg:width="3.565cm" svg:height="1.2cm" svg:x="5.935cm" svg:y="13.3cm">
          <text:p text:style-name="P1"><text:span text:style-name="T1"/></text:p>
          <text:p text:style-name="P1"><text:span text:style-name="T1">Обработка входящих </text:span><text:span text:style-name="T1"><text:line-break/></text:span><text:span text:style-name="T1">писем, </text:span><text:span text:style-name="T1"><text:line-break/></text:span><text:span text:style-name="T1">извлечение вложений</text:span><text:span text:style-name="T1"><text:line-break/></text:span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4.214cm" svg:height="1.209cm" svg:x="14.521cm" svg:y="13.991cm">
          <text:p text:style-name="P1"/>
          <text:p text:style-name="P1"/>
          <text:p text:style-name="P1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4" draw:text-style-name="P2" draw:layer="layout" svg:width="4.215cm" svg:height="1.21cm" svg:x="14.449cm" svg:y="13.645cm">
          <text:p text:style-name="P2"/>
          <text:p text:style-name="P2"><text:s/></text:p>
          <text:p text:style-name="P2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5" draw:text-style-name="P2" xml:id="id9" draw:id="id9" draw:layer="layout" svg:width="4.214cm" svg:height="1.209cm" svg:x="14.235cm" svg:y="13.3cm">
          <text:p text:style-name="P2"><text:span text:style-name="T4">Maildir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frame draw:style-name="gr6" draw:text-style-name="P5" draw:layer="layout" svg:width="4.143cm" svg:height="0.963cm" svg:x="14.857cm" svg:y="12.4cm">
          <draw:text-box>
            <text:p text:style-name="P1"><text:span text:style-name="T5">Каталоги обработанных </text:span><text:span text:style-name="T5"><text:line-break/></text:span><text:span text:style-name="T5">принятых писем</text:span></text:p>
          </draw:text-box>
        </draw:frame>
        <draw:connector draw:style-name="gr5" draw:text-style-name="P4" draw:layer="layout" svg:x1="9.5cm" svg:y1="13.9cm" svg:x2="14.656cm" svg:y2="13.905cm" draw:start-shape="id8" draw:start-glue-point="7" draw:end-shape="id9" draw:end-glue-point="6" svg:d="M9500 13900h2368v5h2788" svg:viewBox="0 0 5157 6">
          <text:p/>
        </draw:connector>
        <draw:custom-shape draw:style-name="gr1" draw:text-style-name="P1" draw:layer="layout" svg:width="4.308cm" svg:height="1.4cm" svg:x="14.292cm" svg:y="17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2" draw:layer="layout" svg:width="4.308cm" svg:height="1.4cm" svg:x="14.219cm" svg:y="17.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2" xml:id="id10" draw:id="id10" draw:layer="layout" svg:width="4.308cm" svg:height="1.4cm" svg:x="14cm" svg:y="17cm">
          <text:p text:style-name="P2"><text:span text:style-name="T1">Каталоги </text:span><text:span text:style-name="T1"><text:line-break/></text:span><text:span text:style-name="T1">извлеченных вложений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7.718cm" svg:y1="14.5cm" svg:x2="14.43cm" svg:y2="17.7cm" draw:start-shape="id8" draw:start-glue-point="6" draw:end-shape="id10" draw:end-glue-point="6" svg:d="M7718 14500v3200h6712" svg:viewBox="0 0 6713 3201">
          <text:p/>
        </draw:connector>
        <draw:frame draw:style-name="gr6" draw:text-style-name="P5" draw:layer="layout" svg:width="2.991cm" svg:height="0.569cm" svg:x="10.735cm" svg:y="13.431cm">
          <draw:text-box>
            <text:p text:style-name="P1"><text:span text:style-name="T1">Прием в maildir/cur</text:span></text:p>
          </draw:text-box>
        </draw:frame>
        <draw:custom-shape draw:style-name="gr7" draw:text-style-name="P1" xml:id="id12" draw:id="id12" draw:layer="layout" svg:width="4.214cm" svg:height="1.209cm" svg:x="6.059cm" svg:y="10.291cm">
          <text:p text:style-name="P1"/>
          <text:p text:style-name="P1"/>
          <text:p text:style-name="P1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8" draw:text-style-name="P2" draw:layer="layout" svg:width="4.215cm" svg:height="1.21cm" svg:x="5.987cm" svg:y="9.945cm">
          <text:p text:style-name="P2"/>
          <text:p text:style-name="P2"><text:s/></text:p>
          <text:p text:style-name="P2"><text:span text:style-name="T3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9" draw:text-style-name="P2" xml:id="id11" draw:id="id11" draw:layer="layout" svg:width="4.214cm" svg:height="1.209cm" svg:x="5.773cm" svg:y="9.6cm">
          <text:p text:style-name="P2"><text:span text:style-name="T4">Maildir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frame draw:style-name="gr6" draw:text-style-name="P5" draw:layer="layout" svg:width="4.405cm" svg:height="0.963cm" svg:x="5.995cm" svg:y="8.7cm">
          <draw:text-box>
            <text:p text:style-name="P1"><text:span text:style-name="T5">Каталог не обработанных </text:span><text:span text:style-name="T5"><text:line-break/></text:span><text:span text:style-name="T5">принятых писем</text:span></text:p>
          </draw:text-box>
        </draw:frame>
        <draw:connector draw:style-name="gr5" draw:text-style-name="P4" draw:layer="layout" svg:x1="3.95cm" svg:y1="8cm" svg:x2="6.194cm" svg:y2="10.205cm" draw:start-shape="id7" draw:start-glue-point="6" draw:end-shape="id11" draw:end-glue-point="6" svg:d="M3950 8000v2205h2244" svg:viewBox="0 0 2245 2206">
          <text:p/>
        </draw:connector>
        <draw:connector draw:style-name="gr5" draw:text-style-name="P4" draw:layer="layout" svg:x1="7.737cm" svg:y1="11.5cm" svg:x2="7.718cm" svg:y2="13.3cm" draw:start-shape="id12" draw:start-glue-point="7" draw:end-shape="id8" draw:end-glue-point="4" svg:d="M7737 11500v900h-19v900" svg:viewBox="0 0 20 1801">
          <text:p/>
        </draw:connector>
        <draw:frame draw:style-name="gr20" draw:text-style-name="P7" draw:layer="layout" svg:width="2.085cm" svg:height="1.039cm" svg:x="24.743cm" svg:y="2.255cm">
          <draw:text-box>
            <text:p text:style-name="P6"><text:span text:style-name="T2">./svktelnet</text:span></text:p>
            <text:p text:style-name="P6"><text:span text:style-name="T2">./svksmtp</text:span></text:p>
          </draw:text-box>
        </draw:frame>
        <draw:frame draw:style-name="gr21" draw:text-style-name="P7" draw:layer="layout" svg:width="2.496cm" svg:height="1.039cm" svg:x="2.915cm" svg:y="5.861cm">
          <draw:text-box>
            <text:p text:style-name="P6"><text:span text:style-name="T2">./svkpop3list</text:span></text:p>
            <text:p text:style-name="P6"><text:span text:style-name="T2">./svkpop3get</text:span></text:p>
          </draw:text-box>
        </draw:frame>
        <draw:frame draw:style-name="gr22" draw:text-style-name="P7" draw:layer="layout" svg:width="2.288cm" svg:height="0.645cm" svg:x="7.8cm" svg:y="12.7cm">
          <draw:text-box>
            <text:p text:style-name="P6"><text:span text:style-name="T2">./svkextra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5:19:05.881169994</meta:creation-date>
    <dc:date>2023-07-19T16:17:44.044121743</dc:date>
    <meta:editing-duration>PT6M4S</meta:editing-duration>
    <meta:editing-cycles>2</meta:editing-cycles>
    <meta:generator>LibreOffice/6.4.7.2$Linux_X86_64 LibreOffice_project/40$Build-2</meta:generator>
    <meta:document-statistic meta:object-count="46"/>
  </office:meta>
</office:document-meta>
</file>